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RLRewriter.rewriteURL( ServletContext servletContext , ServletRequest request , ServletResponse response , MutableURI url , URLType type , boolean needsToBeSecur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DefaultURLRewriter.equals( Object obje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URLRewriter.internalRewriteUrl( MutableURI url , String protocol , int port , String serv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RLRewriter.getAjaxUrl( ServletContext servletContext , ServletRequest request , Object name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URLRewrite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RLRewriter.getNamePrefix( ServletContext servletContext , ServletRequest reques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